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4mm"/>
    </style:style>
    <style:style style:name="co2" style:family="table-column">
      <style:table-column-properties fo:break-before="auto" style:column-width="62.07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251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會員登記表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會員編號</text:p>
          </table:table-cell>
          <table:table-cell table:style-name="ce8" table:number-columns-spanned="5" table:number-rows-spanned="1"/>
          <table:covered-table-cell table:number-columns-repeated="4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姓<text:span text:style-name="T1">        </text:span><text:span text:style-name="T2">名</text:span></text:p>
          </table:table-cell>
          <table:table-cell table:style-name="ce5"/>
          <table:table-cell table:style-name="ce2" office:value-type="string" calcext:value-type="string" table:number-columns-spanned="2" table:number-rows-spanned="1">
            <text:p>發票抬頭</text:p>
          </table:table-cell>
          <table:covered-table-cell table:style-name="ce11"/>
          <table:table-cell table:style-name="ce12" table:number-columns-spanned="2" table:number-rows-spanned="1"/>
          <table:covered-table-cell table:style-name="ce13"/>
          <table:table-cell table:number-columns-repeated="1018"/>
        </table:table-row>
        <table:table-row table:style-name="ro2">
          <table:table-cell table:style-name="ce2" office:value-type="string" calcext:value-type="string">
            <text:p>出生年月日</text:p>
          </table:table-cell>
          <table:table-cell table:style-name="ce5" office:value-type="string" calcext:value-type="string">
            <text:p>        <text:span text:style-name="T3">年</text:span><text:span text:style-name="T4">          </text:span><text:span text:style-name="T2">月</text:span><text:span text:style-name="T4">            </text:span><text:span text:style-name="T2">日</text:span></text:p>
          </table:table-cell>
          <table:table-cell table:style-name="ce2" office:value-type="string" calcext:value-type="string" table:number-columns-spanned="2" table:number-rows-spanned="1">
            <text:p>聯絡人</text:p>
          </table:table-cell>
          <table:covered-table-cell table:style-name="ce11"/>
          <table:table-cell table:style-name="ce12" table:number-columns-spanned="2" table:number-rows-spanned="1"/>
          <table:covered-table-cell table:style-name="ce13"/>
          <table:table-cell table:number-columns-repeated="1018"/>
        </table:table-row>
        <table:table-row table:style-name="ro2">
          <table:table-cell table:style-name="ce2" office:value-type="string" calcext:value-type="string">
            <text:p>帳號</text:p>
          </table:table-cell>
          <table:table-cell table:style-name="ce3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密碼</text:p>
          </table:table-cell>
          <table:table-cell table:style-name="ce3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地址</text:p>
          </table:table-cell>
          <table:table-cell table:style-name="ce5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電話</text:p>
          </table:table-cell>
          <table:table-cell table:style-name="ce5"/>
          <table:table-cell table:style-name="ce10" office:value-type="string" calcext:value-type="string">
            <text:p>手機：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E-mail</text:p>
          </table:table-cell>
          <table:table-cell table:style-name="ce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9"/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其他</text:p>
          </table:table-cell>
          <table:table-cell table:style-name="ce9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*<text:span text:style-name="T3">訂購產品登記表</text:span></text:p>
          </table:table-cell>
          <table:covered-table-cell table:number-columns-repeated="5"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料號</text:p>
          </table:table-cell>
          <table:table-cell table:style-name="ce2" office:value-type="string" calcext:value-type="string">
            <text:p>產品品名</text:p>
          </table:table-cell>
          <table:table-cell table:style-name="ce2" office:value-type="string" calcext:value-type="string">
            <text:p>購買日期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備註</text:p>
          </table:table-cell>
          <table:table-cell table:number-columns-repeated="1018"/>
        </table:table-row>
        <table:table-row table:style-name="ro2" table:number-rows-repeated="12">
          <table:table-cell table:style-name="ce5" table:number-columns-repeated="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4.01mm" fo:margin-right="9mm" style:first-page-number="continue" style:scale-to="85%" style:table-centering="horizontal" style:writing-mode="lr-tb"/>
      <style:header-style>
        <style:header-footer-properties fo:min-height="7.5mm" fo:margin-left="4.99mm" fo:margin-right="10mm" fo:margin-bottom="5.64mm"/>
      </style:header-style>
      <style:footer-style>
        <style:header-footer-properties fo:min-height="7.5mm" fo:margin-left="4.99mm" fo:margin-right="1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size-complex="1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印表機耗材會員登入</text:span></text:p>
      </style:header>
      <style:header-left style:display="false">
        <text:p><text:span text:style-name="MT1">印表機耗材會員登入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uming yen</meta:initial-creator>
    <meta:creation-date>2003-09-11T13:10:08</meta:creation-date>
    <dc:date>2016-05-15T20:51:36.057000000</dc:date>
    <meta:print-date>2003-09-12T14:17:23</meta:print-date>
    <meta:generator>LibreOffice/5.1.1.3$Windows_x86 LibreOffice_project/89f508ef3ecebd2cfb8e1def0f0ba9a803b88a6d</meta:generator>
    <meta:editing-duration>PT1M56S</meta:editing-duration>
    <meta:editing-cycles>1</meta:editing-cycles>
    <meta:document-statistic meta:table-count="1" meta:cell-count="23" meta:object-count="0"/>
  </office:meta>
</office:document-meta>
</file>